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511*"/>
    </style:style>
    <style:style style:name="Tabuľka1.B" style:family="table-column">
      <style:table-column-properties style:column-width="3.15cm" style:rel-column-width="1786*"/>
    </style:style>
    <style:style style:name="Tabuľka1.C" style:family="table-column">
      <style:table-column-properties style:column-width="4.83cm" style:rel-column-width="2738*"/>
    </style:style>
    <style:style style:name="Tabuľka1.D" style:family="table-column">
      <style:table-column-properties style:column-width="2.071cm" style:rel-column-width="1174*"/>
    </style:style>
    <style:style style:name="Tabuľka1.E" style:family="table-column">
      <style:table-column-properties style:column-width="1.859cm" style:rel-column-width="1054*"/>
    </style:style>
    <style:style style:name="Tabuľka1.F" style:family="table-column">
      <style:table-column-properties style:column-width="2.311cm" style:rel-column-width="1310*"/>
    </style:style>
    <style:style style:name="Tabuľka1.G" style:family="table-column">
      <style:table-column-properties style:column-width="1.877cm" style:rel-column-width="1064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0.99cm" style:rel-column-width="3813*"/>
    </style:style>
    <style:style style:name="Table4.B" style:family="table-column">
      <style:table-column-properties style:column-width="3.33cm" style:rel-column-width="12832*"/>
    </style:style>
    <style:style style:name="Table4.C" style:family="table-column">
      <style:table-column-properties style:column-width="7.601cm" style:rel-column-width="29287*"/>
    </style:style>
    <style:style style:name="Table4.D" style:family="table-column">
      <style:table-column-properties style:column-width="2.551cm" style:rel-column-width="9828*"/>
    </style:style>
    <style:style style:name="Table4.E" style:family="table-column">
      <style:table-column-properties style:column-width="2.536cm" style:rel-column-width="977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6</text:p>
      <text:p text:style-name="P3"/>
      <text:p text:style-name="P4">Dátum stretnutia:<text:span text:style-name="T1"><text:tab/>12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ozef Hopko<text:tab/><text:tab/><text:span text:style-name="T2">Vypracované dňa:</text:span> 12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Ľ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  <text:p text:style-name="P14">RNDr. Marta Gnipová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Stav dokumentácie, import údajov, autentifikácie užívateľov.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9">konzultácia ohľadom odovzdávania dokumentácie</text:p>
        </text:list-item>
        <text:list-item>
          <text:p text:style-name="P20">dohodli sme sa že presný čas odovzdania dohodneme e-mailom</text:p>
        </text:list-item>
        <text:list-item>
          <text:p text:style-name="P23">diskusia s doc. Minárovou o importe údajov z Yonbanu – návrh na strenutie s Ing. Filkornom</text:p>
        </text:list-item>
        <text:list-item>
          <text:p text:style-name="P23">konzultácia s RNDr. Gnipovou o</text:p>
          <text:list>
            <text:list-item>
              <text:p text:style-name="P23">rozsahu importovaných dát z AIS</text:p>
            </text:list-item>
            <text:list-item>
              <text:p text:style-name="P23">možnostiach autentifikácie – dohodnuté cez LDAP</text:p>
            </text:list-item>
          </text:list>
        </text:list-item>
        <text:list-item>
          <text:p text:style-name="P23"><text:soft-page-break/>diskusia o jednotnom CASE nástroji – zvolený Enterprise Architect (EA)</text:p>
        </text:list-item>
        <text:list-item>
          <text:p text:style-name="P23">práca na špecifikácii systému</text:p>
        </text:list-item>
        <text:list-item>
          <text:p text:style-name="P20">revízia hotových častí </text:p>
        </text:list-item>
        <text:list-item>
          <text:p text:style-name="P20">návrhy zmeny a doplnenie – všetky diagramy treba zjednotiť a prekresliť do EA</text:p>
        </text:list-item>
        <text:list-item>
          <text:p text:style-name="P23">vyhľadávanie informácií o prepojení LDAP a CakePHP</text:p>
        </text:list-item>
        <text:list-item>
          <text:p text:style-name="P23">rozdelenie úloh do budúceho týždňa</text:p>
        </text:list-item>
      </text:list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2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prečítať si CakePHP manuál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12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.3</text:p>
          </table:table-cell>
          <table:table-cell table:style-name="Tabuľka1.A2" office:value-type="string">
            <text:p text:style-name="P17">LB, JHO</text:p>
          </table:table-cell>
          <table:table-cell table:style-name="Tabuľka1.A2" office:value-type="string">
            <text:p text:style-name="P18">prejsť si ešte raz zdrojový kód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12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4.1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hodnúť sa s paralelným tímom na spoločnom modeli databázy, prípadne iných skutočnostiach</text:p>
          </table:table-cell>
          <table:table-cell table:style-name="Tabuľka1.A2" office:value-type="string">
            <text:p text:style-name="P17">29. 10. 07</text:p>
          </table:table-cell>
          <table:table-cell table:style-name="Tabuľka1.A2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5">
          <table:table-cell table:style-name="Tabuľka1.A2" office:value-type="string">
            <text:p text:style-name="P15">4.3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poslať <text:s/>link na dokumentáciu (foto/video) zo stretnutia prof. Bielikovej</text:p>
          </table:table-cell>
          <table:table-cell table:style-name="Tabuľka1.A2" office:value-type="string">
            <text:p text:style-name="P17">29. 10. 07</text:p>
          </table:table-cell>
          <table:table-cell table:style-name="Tabuľka1.E5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5">
          <table:table-cell table:style-name="Tabuľka1.A2" office:value-type="string">
            <text:p text:style-name="P15">5.1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naštudovať si obsah databázy AIS</text:p>
          </table:table-cell>
          <table:table-cell table:style-name="Tabuľka1.A2" office:value-type="string">
            <text:p text:style-name="P17">5. 11. 07</text:p>
          </table:table-cell>
          <table:table-cell table:style-name="Tabuľka1.E5" office:value-type="string">
            <text:p text:style-name="P17">12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5">
          <table:table-cell table:style-name="Tabuľka1.A2" office:value-type="string">
            <text:p text:style-name="P15">5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vypracovanie pridelených častí analýzy</text:p>
          </table:table-cell>
          <table:table-cell table:style-name="Tabuľka1.A2" office:value-type="string">
            <text:p text:style-name="P17">5. 11. 07</text:p>
          </table:table-cell>
          <table:table-cell table:style-name="Tabuľka1.E5" office:value-type="string">
            <text:p text:style-name="P17">9. 11. 07</text:p>
          </table:table-cell>
          <table:table-cell table:style-name="Tabuľka1.A2" office:value-type="string">
            <text:p text:style-name="P17">12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5">
          <table:table-cell table:style-name="Tabuľka1.A2" office:value-type="string">
            <text:p text:style-name="P15">5.3</text:p>
          </table:table-cell>
          <table:table-cell table:style-name="Tabuľka1.A2" office:value-type="string">
            <text:p text:style-name="P17">JHE, PC</text:p>
          </table:table-cell>
          <table:table-cell table:style-name="Tabuľka1.A2" office:value-type="string">
            <text:p text:style-name="P18">dokončenie dokumentu analýzy</text:p>
          </table:table-cell>
          <table:table-cell table:style-name="Tabuľka1.A2" office:value-type="string">
            <text:p text:style-name="P17">5. 11. 07</text:p>
          </table:table-cell>
          <table:table-cell table:style-name="Tabuľka1.E5" office:value-type="string">
            <text:p text:style-name="P17">12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Člen tímu</text:p>
          </table:table-cell>
          <table:table-cell table:style-name="Table4.A1" office:value-type="string">
            <text:p text:style-name="P16">Úloha</text:p>
          </table:table-cell>
          <table:table-cell table:style-name="Table4.A1" office:value-type="string">
            <text:p text:style-name="P16">Začiatok</text:p>
          </table:table-cell>
          <table:table-cell table:style-name="Table4.E1" office:value-type="string">
            <text:p text:style-name="P16">Koniec</text:p>
          </table:table-cell>
        </table:table-row>
        <table:table-row>
          <table:table-cell table:style-name="Table4.A2" office:value-type="string">
            <text:p text:style-name="P15">5.4</text:p>
          </table:table-cell>
          <table:table-cell table:style-name="Table4.A2" office:value-type="string">
            <text:p text:style-name="P15">PC</text:p>
          </table:table-cell>
          <table:table-cell table:style-name="Table4.A2" office:value-type="string">
            <text:p text:style-name="P14">poslať mail RNDr. Gnipovej ohľadom importu databázy AIS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2. 11. 07</text:p>
          </table:table-cell>
        </table:table-row>
        <table:table-row>
          <table:table-cell table:style-name="Table4.A2" office:value-type="string">
            <text:p text:style-name="P15">5.5</text:p>
          </table:table-cell>
          <table:table-cell table:style-name="Table4.A2" office:value-type="string">
            <text:p text:style-name="P15">JHE, LB</text:p>
          </table:table-cell>
          <table:table-cell table:style-name="Table4.A2" office:value-type="string">
            <text:p text:style-name="P14">pripraviť sa na stretnutie s Ing. Filkornom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9. 11. 07</text:p>
          </table:table-cell>
        </table:table-row>
        <table:table-row>
          <table:table-cell table:style-name="Table4.A2" office:value-type="string">
            <text:p text:style-name="P15">5.6</text:p>
          </table:table-cell>
          <table:table-cell table:style-name="Table4.A2" office:value-type="string">
            <text:p text:style-name="P15">JG, PC</text:p>
          </table:table-cell>
          <table:table-cell table:style-name="Table4.A2" office:value-type="string">
            <text:p text:style-name="P14">dohodnúť sa na dátume odovzdanie dokumentácie a odovzdať dokumentáciu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5. 11. 07</text:p>
          </table:table-cell>
        </table:table-row>
        <table:table-row>
          <table:table-cell table:style-name="Table4.A2" office:value-type="string">
            <text:p text:style-name="P15">5.7</text:p>
          </table:table-cell>
          <table:table-cell table:style-name="Table4.A2" office:value-type="string">
            <text:p text:style-name="P15">JHO, PF</text:p>
          </table:table-cell>
          <table:table-cell table:style-name="Table4.A2" office:value-type="string">
            <text:p text:style-name="P14">aktualizovať a doplniť modeli do EA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4. 11. 07</text:p>
          </table:table-cell>
        </table:table-row>
        <text:soft-page-break/>
        <table:table-row>
          <table:table-cell table:style-name="Table4.A2" office:value-type="string">
            <text:p text:style-name="P15">5.8</text:p>
          </table:table-cell>
          <table:table-cell table:style-name="Table4.A2" office:value-type="string">
            <text:p text:style-name="P15">PF</text:p>
          </table:table-cell>
          <table:table-cell table:style-name="Table4.A2" office:value-type="string">
            <text:p text:style-name="P14">vypracovať užívateľské rozhranie <text:s/>systému – pripraviť 'obrazovky' (screenshot-y)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5. 11. 07</text:p>
          </table:table-cell>
        </table:table-row>
        <table:table-row>
          <table:table-cell table:style-name="Table4.A2" office:value-type="string">
            <text:p text:style-name="P15">5.9</text:p>
          </table:table-cell>
          <table:table-cell table:style-name="Table4.A2" office:value-type="string">
            <text:p text:style-name="P15">JG</text:p>
          </table:table-cell>
          <table:table-cell table:style-name="Table4.A2" office:value-type="string">
            <text:p text:style-name="P14">Konzultácia s Ing. Steinmüllerom o LDAP</text:p>
          </table:table-cell>
          <table:table-cell table:style-name="Table4.A2" office:value-type="string">
            <text:p text:style-name="P15">12. 11. 07</text:p>
          </table:table-cell>
          <table:table-cell table:style-name="Table4.E2" office:value-type="string">
            <text:p text:style-name="P15">19. 11. 0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2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creator>Jozef Hopko</dc:creator>
    <dc:date>2007-11-12T22:05:01</dc:date>
    <meta:editing-cycles>12</meta:editing-cycles>
    <meta:editing-duration>PT6H39M3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128" meta:word-count="401" meta:character-count="2313"/>
  </office:meta>
</office:document-meta>
</file>